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Abertura da firma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11-07" calcext:value-type="date">
            <text:p>07/1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5" office:value-type="string" calcext:value-type="string">
            <text:p>Mens. 11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12-09" calcext:value-type="date">
            <text:p>09/1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5" office:value-type="string" calcext:value-type="string">
            <text:p>Mens. 12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6-01-06" calcext:value-type="date">
            <text:p>06/01/2026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5" office:value-type="string" calcext:value-type="string">
            <text:p>Mens. 01/2026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6-02-06" calcext:value-type="date">
            <text:p>06/02/2026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6-02-28" calcext:value-type="date">
            <text:p>28/02/2026</text:p>
          </table:table-cell>
          <table:table-cell table:style-name="ce55" office:value-type="string" calcext:value-type="string">
            <text:p>Mens. 02/2026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10]-[.F10]" office:value-type="float" office:value="260" calcext:value-type="float">
            <text:p>26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0])" office:value-type="float" office:value="260" calcext:value-type="float">
            <text:p>26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49.842396105">00:00:00</text:time></text:span><text:span text:style-name="MT2"><text:time style:data-style-name="N2" text:time-value="11:12:49.842431202">00:00:00</text:time></text:span></text:p>
        </style:region-center>
        <style:region-right>
          <text:p><text:span text:style-name="MT3">Jorge Abrão Pinto Vilela Ativ. Vet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brão Pinto Vilela Ativ. Vet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49.8450625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3-02T11:12:50.123348067</dc:date>
    <dc:language>pt-PT</dc:language>
    <meta:editing-cycles>686</meta:editing-cycles>
    <meta:editing-duration>PT20H13M47S</meta:editing-duration>
    <meta:document-statistic meta:table-count="1" meta:cell-count="73" meta:object-count="0"/>
    <meta:user-defined meta:name="Info 0"/>
    <meta:user-defined meta:name="Info 1"/>
    <meta:user-defined meta:name="Info 2"/>
    <meta:user-defined meta:name="Info 3"/>
  </office:meta>
</office:document-meta>
</file>